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Part 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formula="of:=[.N3]+2000" office:value-type="float" office:value="2000" calcext:value-type="float">
            <text:p>2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formula="of:=[.N7]+9" office:value-type="float" office:value="2009" calcext:value-type="float">
            <text:p>2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formula="of:=[.N11]+5000" office:value-type="float" office:value="7009" calcext:value-type="float">
            <text:p>7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formula="of:=[.N15]+2000" office:value-type="float" office:value="9009" calcext:value-type="float">
            <text:p>90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19]+3" office:value-type="float" office:value="9012" calcext:value-type="float">
            <text:p>90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23]+700" office:value-type="float" office:value="9712" calcext:value-type="float">
            <text:p>97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27]+20" office:value-type="float" office:value="9732" calcext:value-type="float">
            <text:p>97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31]+500" office:value-type="float" office:value="10232" calcext:value-type="float">
            <text:p>102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35]+30" office:value-type="float" office:value="10262" calcext:value-type="float">
            <text:p>102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39]+50" office:value-type="float" office:value="10312" calcext:value-type="float">
            <text:p>103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2"/>
          <table:table-cell/>
          <table:table-cell table:formula="of:=[.N43]+3" office:value-type="float" office:value="10315" calcext:value-type="float">
            <text:p>103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formula="of:=[.N47]+6" office:value-type="float" office:value="10321" calcext:value-type="float">
            <text:p>103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</table:table>
      <table:table table:name="Part 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>
            <text:p>D</text:p>
          </table:table-cell>
          <table:table-cell/>
          <table:table-cell table:formula="of:=[.N3]+5000"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>
            <text:p>D</text:p>
          </table:table-cell>
          <table:table-cell/>
          <table:table-cell table:formula="of:=[.N9]+80" office:value-type="float" office:value="5080" calcext:value-type="float">
            <text:p>50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>
            <text:p>D</text:p>
          </table:table-cell>
          <table:table-cell/>
          <table:table-cell table:formula="of:=[.N15]+40" office:value-type="float" office:value="5120" calcext:value-type="float">
            <text:p>5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21]+6" office:value-type="float" office:value="5126" calcext:value-type="float">
            <text:p>51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27]+5" office:value-type="float" office:value="5131" calcext:value-type="float">
            <text:p>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33]+900" office:value-type="float" office:value="6031" calcext:value-type="float">
            <text:p>60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39]+700" office:value-type="float" office:value="6731" calcext:value-type="float">
            <text:p>67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45]+40" office:value-type="float" office:value="6771" calcext:value-type="float">
            <text:p>67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51]+800" office:value-type="float" office:value="7571" calcext:value-type="float">
            <text:p>75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B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57]+50" office:value-type="float" office:value="7621" calcext:value-type="float">
            <text:p>76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63]+60" office:value-type="float" office:value="7681" calcext:value-type="float">
            <text:p>76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69]+60" office:value-type="float" office:value="7741" calcext:value-type="float">
            <text:p>77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75]+2*4000" office:value-type="float" office:value="15741" calcext:value-type="float">
            <text:p>157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81]+70" office:value-type="float" office:value="15811" calcext:value-type="float">
            <text:p>1581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/>
          <table:table-cell table:formula="of:=[.N87]+9" office:value-type="float" office:value="15820" calcext:value-type="float">
            <text:p>158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string" calcext:value-type="string">
            <text:p>D</text:p>
          </table:table-cell>
          <table:table-cell/>
          <table:table-cell table:formula="of:=[.N93]+10" office:value-type="float" office:value="15830" calcext:value-type="float">
            <text:p>158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formula="of:=[.N99]+2000" office:value-type="float" office:value="17830" calcext:value-type="float">
            <text:p>1783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formula="of:=[.N105]+10" office:value-type="float" office:value="17840" calcext:value-type="float">
            <text:p>178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formula="of:=[.N111]+600" office:value-type="float" office:value="18440" calcext:value-type="float">
            <text:p>184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formula="of:=[.N117]+11" office:value-type="float" office:value="18451" calcext:value-type="float">
            <text:p>184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D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formula="of:=[.N123]+2*5000" office:value-type="float" office:value="28451" calcext:value-type="float">
            <text:p>284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formula="of:=[.N129]+2*9000" office:value-type="float" office:value="46451" calcext:value-type="float">
            <text:p>464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1:23:17.1789061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09:46:52.883572177</meta:creation-date>
    <dc:date>2021-12-23T21:40:26.599115332</dc:date>
    <meta:editing-duration>PT16M28S</meta:editing-duration>
    <meta:editing-cycles>3</meta:editing-cycles>
    <meta:generator>LibreOffice/7.2.4.1$Linux_X86_64 LibreOffice_project/20$Build-1</meta:generator>
    <meta:document-statistic meta:table-count="2" meta:cell-count="508" meta:object-count="0"/>
  </office:meta>
</office:document-meta>
</file>